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93d9" draw:textarea-horizontal-align="justify" draw:textarea-vertical-align="middle" draw:auto-grow-height="false" fo:min-height="3.09cm" fo:min-width="4.94cm" draw:shadow="visible" draw:shadow-offset-x="0.1cm" draw:shadow-offset-y="0.1cm" draw:shadow-color="#808080" draw:shadow-opacity="70%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5.854cm" fo:min-width="4.453cm" draw:shadow="visible" draw:shadow-offset-x="0.1cm" draw:shadow-offset-y="0.1cm" draw:shadow-color="#808080" draw:shadow-opacity="70%"/>
    </style:style>
    <style:style style:name="gr3" style:family="graphic" style:parent-style-name="standard">
      <style:graphic-properties draw:fill="solid" draw:fill-color="#ffd320" draw:fill-image-width="0cm" draw:fill-image-height="0cm" draw:textarea-horizontal-align="justify" draw:textarea-vertical-align="middle" draw:auto-grow-height="false" fo:min-height="3.051cm" fo:min-width="4.6cm" draw:shadow="visible" draw:shadow-offset-x="0.1cm" draw:shadow-offset-y="0.1cm" draw:shadow-opacity="70%"/>
    </style:style>
    <style:style style:name="gr4" style:family="graphic" style:parent-style-name="objectwithoutfill">
      <style:graphic-properties svg:stroke-width="0.05cm" draw:marker-start-width="0.3cm" draw:marker-end="Arrow" draw:marker-end-width="0.3cm" draw:fill="none" draw:fill-image-width="0cm" draw:fill-image-height="0cm" draw:textarea-vertical-align="middle" fo:padding-top="0.15cm" fo:padding-bottom="0.15cm" fo:padding-left="0.275cm" fo:padding-right="0.275cm" draw:shadow="hidden" draw:shadow-offset-x="0.1cm" draw:shadow-offset-y="0.1cm" draw:shadow-opacity="70%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2cm" fo:min-width="3.414cm" draw:shadow="hidden" draw:shadow-offset-x="0.1cm" draw:shadow-offset-y="0.1cm" draw:shadow-opacity="70%"/>
    </style:style>
    <style:style style:name="gr6" style:family="graphic" style:parent-style-name="standard">
      <style:graphic-properties draw:fill="solid" draw:fill-color="#579d1c" draw:fill-image-width="0cm" draw:fill-image-height="0cm" draw:textarea-horizontal-align="justify" draw:textarea-vertical-align="middle" draw:auto-grow-height="false" fo:min-height="9.65cm" fo:min-width="0.9cm" draw:shadow="visible" draw:shadow-offset-x="0.1cm" draw:shadow-offset-y="0.1cm" draw:shadow-opacity="70%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 fo:min-height="1.354cm" fo:min-width="4.704cm" draw:shadow="visible" draw:shadow-offset-x="0.1cm" draw:shadow-offset-y="0.1cm" draw:shadow-color="#808080" draw:shadow-opacity="70%"/>
    </style:style>
    <style:style style:name="gr8" style:family="graphic" style:parent-style-name="standard">
      <style:graphic-properties draw:fill="solid" draw:fill-color="#66cc00" draw:textarea-horizontal-align="justify" draw:textarea-vertical-align="middle" draw:auto-grow-height="false" fo:min-height="1.354cm" fo:min-width="4.704cm" draw:shadow="visible" draw:shadow-offset-x="0.1cm" draw:shadow-offset-y="0.1cm" draw:shadow-color="#808080" draw:shadow-opacity="70%"/>
    </style:style>
    <style:style style:name="gr9" style:family="graphic" style:parent-style-name="standard">
      <style:graphic-properties draw:fill="solid" draw:fill-color="#ff950e" draw:fill-image-width="0cm" draw:fill-image-height="0cm" draw:textarea-horizontal-align="justify" draw:textarea-vertical-align="middle" draw:auto-grow-height="false" fo:min-height="0.576cm" fo:min-width="0.425cm" draw:shadow="visible" draw:shadow-offset-x="0.1cm" draw:shadow-offset-y="0.1cm" draw:shadow-opacity="70%"/>
    </style:style>
    <style:style style:name="gr10" style:family="graphic" style:parent-style-name="standard">
      <style:graphic-properties draw:fill="solid" draw:fill-color="#ff950e" draw:fill-image-width="0cm" draw:fill-image-height="0cm" draw:textarea-horizontal-align="justify" draw:textarea-vertical-align="middle" draw:auto-grow-height="false" fo:min-height="0.626cm" fo:min-width="0.175cm" draw:shadow="visible" draw:shadow-offset-x="0.1cm" draw:shadow-offset-y="0.1cm" draw:shadow-opacity="70%"/>
    </style:style>
    <style:style style:name="gr11" style:family="graphic" style:parent-style-name="standard">
      <style:graphic-properties draw:fill="solid" draw:fill-color="#ff950e" draw:fill-image-width="0cm" draw:fill-image-height="0cm" draw:textarea-horizontal-align="justify" draw:textarea-vertical-align="middle" draw:auto-grow-height="false" fo:min-height="0.351cm" fo:min-width="0.5cm" draw:shadow="visible" draw:shadow-offset-x="0.1cm" draw:shadow-offset-y="0.1cm" draw:shadow-opacity="70%"/>
    </style:style>
    <style:style style:name="gr12" style:family="graphic" style:parent-style-name="objectwithoutfill">
      <style:graphic-properties svg:stroke-width="0.05cm" svg:stroke-color="#ff950e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14" style:family="graphic" style:parent-style-name="objectwithoutfill">
      <style:graphic-properties svg:stroke-width="0.05cm" svg:stroke-color="#66cc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66cc00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93d9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ffd320" draw:fill-image-width="0cm" draw:fill-image-height="0c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image-width="0cm" draw:fill-image-height="0cm"/>
      <style:paragraph-properties fo:text-align="center"/>
    </style:style>
    <style:style style:name="P6" style:family="paragraph">
      <loext:graphic-properties draw:fill="none" draw:fill-color="#ffffff" draw:fill-image-width="0cm" draw:fill-image-height="0cm"/>
    </style:style>
    <style:style style:name="P7" style:family="paragraph">
      <loext:graphic-properties draw:fill="solid" draw:fill-color="#579d1c" draw:fill-image-width="0cm" draw:fill-image-height="0cm"/>
      <style:paragraph-properties fo:text-align="center"/>
    </style:style>
    <style:style style:name="P8" style:family="paragraph">
      <loext:graphic-properties draw:fill="solid" draw:fill-color="#83caff"/>
      <style:paragraph-properties fo:text-align="center"/>
    </style:style>
    <style:style style:name="P9" style:family="paragraph">
      <loext:graphic-properties draw:fill="solid" draw:fill-color="#66cc00"/>
      <style:paragraph-properties fo:text-align="center"/>
    </style:style>
    <style:style style:name="P10" style:family="paragraph">
      <loext:graphic-properties draw:fill="solid" draw:fill-color="#ff950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ff950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8cm" svg:height="3.7cm" svg:x="1.5cm" svg:y="1.5cm">
          <draw:glue-point draw:id="4" svg:x="2.413cm" svg:y="5cm"/>
          <draw:glue-point draw:id="5" svg:x="-2.758cm" svg:y="5cm"/>
          <draw:glue-point draw:id="6" svg:x="4.827cm" svg:y="4.2cm"/>
          <draw:glue-point draw:id="7" svg:x="-4.655cm" svg:y="4.2cm"/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5.249cm" svg:height="6.4cm" svg:x="12cm" svg:y="1.4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 text:style-name="P1">Frontend</text:p>
          <text:p text:style-name="P1">Web-Service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2cm" svg:height="4.4cm" svg:x="21cm" svg:y="1.4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1">External Resour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5" draw:layer="layout" draw:type="curve" svg:x1="5.799cm" svg:y1="5.2cm" svg:x2="7.3cm" svg:y2="10.038cm" draw:start-shape="id1" draw:start-glue-point="4" draw:end-shape="id2" draw:end-glue-point="4" svg:d="M5799 5200c0 3226 500 4838 1501 4838" svg:viewBox="0 0 1502 4839">
          <text:p/>
        </draw:connector>
        <draw:connector draw:style-name="gr4" draw:text-style-name="P5" draw:layer="layout" draw:type="curve" svg:x1="7.3cm" svg:y1="13.272cm" svg:x2="2.801cm" svg:y2="5.2cm" draw:start-shape="id2" draw:start-glue-point="6" draw:end-shape="id1" draw:end-glue-point="5" svg:d="M7300 13272c-3000 0-4499-2690-4499-8072" svg:viewBox="0 0 4500 8073">
          <text:p/>
        </draw:connector>
        <draw:frame draw:style-name="gr5" draw:text-style-name="P6" draw:layer="layout" svg:width="3.914cm" svg:height="0.962cm" svg:x="3.586cm" svg:y="10cm">
          <draw:text-box>
            <text:p>Interactions</text:p>
          </draw:text-box>
        </draw:frame>
        <draw:custom-shape draw:style-name="gr6" draw:text-style-name="P7" xml:id="id2" draw:id="id2" draw:layer="layout" svg:width="1.4cm" svg:height="9.9cm" svg:x="7.3cm" svg:y="6.8cm">
          <draw:glue-point draw:id="4" svg:x="-5cm" svg:y="-1.73cm"/>
          <draw:glue-point draw:id="5" svg:x="-5cm" svg:y="-3.653cm"/>
          <draw:glue-point draw:id="6" svg:x="-5cm" svg:y="1.538cm"/>
          <draw:glue-point draw:id="7" svg:x="-5cm" svg:y="3.461cm"/>
          <draw:glue-point draw:id="8" svg:x="5cm" svg:y="-3.484cm"/>
          <draw:glue-point draw:id="9" svg:x="5cm" svg:y="-1.666cm"/>
          <draw:glue-point draw:id="10" svg:x="5cm" svg:y="1.464cm"/>
          <draw:glue-point draw:id="11" svg:x="5cm" svg:y="3.484cm"/>
          <draw:glue-point draw:id="12" svg:x="-5cm" svg:y="2.474cm"/>
          <draw:glue-point draw:id="13" svg:x="5cm" svg:y="2.474cm"/>
          <text:p text:style-name="P1">R</text:p>
          <text:p text:style-name="P1">E</text:p>
          <text:p text:style-name="P1">V</text:p>
          <text:p text:style-name="P1">E</text:p>
          <text:p text:style-name="P1">R</text:p>
          <text:p text:style-name="P1">S</text:p>
          <text:p text:style-name="P1">E</text:p>
          <text:p text:style-name="P1">-</text:p>
          <text:p text:style-name="P1">P</text:p>
          <text:p text:style-name="P1">R</text:p>
          <text:p text:style-name="P1">O</text:p>
          <text:p text:style-name="P1">X</text:p>
          <text:p text:style-name="P1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3" draw:id="id3" draw:layer="layout" svg:width="5.3cm" svg:height="1.7cm" svg:x="12cm" svg:y="8.5cm">
          <draw:glue-point draw:id="4" svg:x="5cm" svg:y="-2.647cm"/>
          <draw:glue-point draw:id="5" svg:x="5cm" svg:y="2.647cm"/>
          <text:p text:style-name="P1">Microservice A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5" draw:id="id5" draw:layer="layout" svg:width="5.3cm" svg:height="1.7cm" svg:x="12cm" svg:y="10.851cm">
          <draw:glue-point draw:id="4" svg:x="5cm" svg:y="-2.358cm"/>
          <draw:glue-point draw:id="5" svg:x="5cm" svg:y="2.347cm"/>
          <text:p text:style-name="P1">Microservice B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5.3cm" svg:height="1.7cm" svg:x="1.4cm" svg:y="17.2cm">
          <draw:glue-point draw:id="4" svg:x="5cm" svg:y="-3.235cm"/>
          <draw:glue-point draw:id="5" svg:x="5cm" svg:y="2.647cm"/>
          <text:p text:style-name="P1">Monitoring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2cm" svg:height="1.1cm" svg:x="21.6cm" svg:y="2.6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draw:layer="layout" svg:width="1.2cm" svg:height="1.1cm" svg:x="24.2cm" svg:y="2.6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xml:id="id4" draw:id="id4" draw:layer="layout" svg:width="1.2cm" svg:height="1.1cm" svg:x="21.5cm" svg:y="4.5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xml:id="id6" draw:id="id6" draw:layer="layout" svg:width="1.2cm" svg:height="1.1cm" svg:x="24.2cm" svg:y="4.5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5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0" xml:id="id10" draw:id="id10" draw:layer="layout" svg:width="0.9cm" svg:height="1.1cm" svg:x="26.2cm" svg:y="3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0" draw:layer="layout" svg:width="1.2cm" svg:height="0.8cm" svg:x="23.1cm" svg:y="1.5cm">
          <draw:glue-point draw:id="10" svg:x="-5cm" svg:y="-1.363cm"/>
          <draw:glue-point draw:id="11" svg:x="-5cm" svg:y="2.727cm"/>
          <draw:glue-point draw:id="12" svg:x="-5cm" svg:y="4.09cm"/>
          <text:p text:style-name="P1"><text:span text:style-name="T2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" draw:text-style-name="P11" draw:layer="layout" draw:type="curve" svg:x1="17.3cm" svg:y1="8.901cm" svg:x2="21.962cm" svg:y2="5.6cm" draw:start-shape="id3" draw:start-glue-point="4" draw:end-shape="id4" draw:end-glue-point="7" svg:d="M17300 8901c3108 0 4662-1100 4662-3301" svg:viewBox="0 0 4663 3302">
          <text:p/>
        </draw:connector>
        <draw:connector draw:style-name="gr12" draw:text-style-name="P11" draw:layer="layout" draw:type="curve" svg:x1="17.3cm" svg:y1="11.301cm" svg:x2="24.662cm" svg:y2="5.6cm" draw:start-shape="id5" draw:start-glue-point="4" draw:end-shape="id6" draw:end-glue-point="7" svg:d="M17300 11301c4908 0 7362-1900 7362-5701" svg:viewBox="0 0 7363 5702">
          <text:p/>
        </draw:connector>
        <draw:frame draw:style-name="gr13" draw:text-style-name="P12" draw:layer="layout" svg:width="3.639cm" svg:height="0.962cm" svg:x="18.787cm" svg:y="8.655cm">
          <draw:text-box>
            <text:p><text:span text:style-name="T3">works with</text:span></text:p>
          </draw:text-box>
        </draw:frame>
        <draw:frame draw:style-name="gr13" draw:text-style-name="P12" draw:layer="layout" svg:width="3.639cm" svg:height="0.962cm" svg:x="18.764cm" svg:y="11.138cm">
          <draw:text-box>
            <text:p><text:span text:style-name="T3">works with</text:span></text:p>
          </draw:text-box>
        </draw:frame>
        <draw:custom-shape draw:style-name="gr7" draw:text-style-name="P8" xml:id="id7" draw:id="id7" draw:layer="layout" svg:width="5.3cm" svg:height="1.7cm" svg:x="12cm" svg:y="13.202cm">
          <draw:glue-point draw:id="4" svg:x="5cm" svg:y="-2.358cm"/>
          <draw:glue-point draw:id="5" svg:x="5cm" svg:y="2.347cm"/>
          <text:p text:style-name="P1">...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1" draw:layer="layout" svg:x1="17.3cm" svg:y1="14.45cm" svg:x2="6.7cm" svg:y2="18.05cm" draw:start-shape="id7" draw:start-glue-point="5" draw:end-shape="id8" draw:end-glue-point="1" svg:d="M17300 14450h602v3600h-11202" svg:viewBox="0 0 11203 3601">
          <text:p/>
        </draw:connector>
        <draw:connector draw:style-name="gr14" draw:text-style-name="P11" draw:layer="layout" svg:x1="17.3cm" svg:y1="12.099cm" svg:x2="6.7cm" svg:y2="18.05cm" draw:start-shape="id5" draw:start-glue-point="5" draw:end-shape="id8" draw:end-glue-point="1" svg:d="M17300 12099h602v5951h-11202" svg:viewBox="0 0 11203 5952">
          <text:p/>
        </draw:connector>
        <draw:connector draw:style-name="gr14" draw:text-style-name="P11" draw:layer="layout" svg:x1="17.3cm" svg:y1="9.799cm" svg:x2="6.7cm" svg:y2="18.05cm" draw:start-shape="id3" draw:start-glue-point="5" draw:end-shape="id8" draw:end-glue-point="1" svg:d="M17300 9799h602v8251h-11202" svg:viewBox="0 0 11203 8252">
          <text:p/>
        </draw:connector>
        <draw:connector draw:style-name="gr15" draw:text-style-name="P11" draw:layer="layout" draw:line-skew="0.05cm" svg:x1="17.249cm" svg:y1="4.6cm" svg:x2="6.7cm" svg:y2="18.05cm" draw:start-shape="id9" draw:start-glue-point="1" draw:end-shape="id8" draw:end-glue-point="1" svg:d="M17249 4600h651v13450h-11200" svg:viewBox="0 0 11201 13451">
          <text:p/>
        </draw:connector>
        <draw:frame draw:style-name="gr13" draw:text-style-name="P12" draw:layer="layout" svg:width="3.639cm" svg:height="0.962cm" svg:x="8.7cm" svg:y="12cm">
          <draw:text-box>
            <text:p><text:span text:style-name="T3">works with</text:span></text:p>
          </draw:text-box>
        </draw:frame>
        <draw:connector draw:style-name="gr12" draw:text-style-name="P11" draw:layer="layout" draw:type="curve" svg:x1="17.3cm" svg:y1="14.052cm" svg:x2="26.537cm" svg:y2="4.1cm" draw:start-shape="id7" draw:start-glue-point="1" draw:end-shape="id10" draw:end-glue-point="7" svg:d="M17300 14052c6158 0 9237-3317 9237-9952" svg:viewBox="0 0 9238 9953">
          <text:p/>
        </draw:connector>
        <draw:frame draw:style-name="gr13" draw:text-style-name="P12" draw:layer="layout" svg:width="3.639cm" svg:height="0.962cm" svg:x="18.764cm" svg:y="13.838cm">
          <draw:text-box>
            <text:p><text:span text:style-name="T3">works with</text:span></text:p>
          </draw:text-box>
        </draw:frame>
        <draw:frame draw:style-name="gr16" draw:text-style-name="P12" draw:layer="layout" svg:width="6.628cm" svg:height="0.962cm" svg:x="20.9cm" svg:y="17.5cm">
          <draw:text-box>
            <text:p><text:span text:style-name="T3">Additional Information</text:span></text:p>
          </draw:text-box>
        </draw:frame>
        <draw:frame draw:style-name="gr13" draw:text-style-name="P12" draw:layer="layout" svg:width="3.639cm" svg:height="0.962cm" svg:x="8.4cm" svg:y="4.7cm">
          <draw:text-box>
            <text:p><text:span text:style-name="T3">works with</text:span></text:p>
          </draw:text-box>
        </draw:frame>
        <draw:frame draw:style-name="gr13" draw:text-style-name="P12" draw:layer="layout" svg:width="3.639cm" svg:height="0.962cm" svg:x="8.701cm" svg:y="10.3cm">
          <draw:text-box>
            <text:p><text:span text:style-name="T3">works with</text:span></text:p>
          </draw:text-box>
        </draw:frame>
        <draw:connector draw:style-name="gr12" draw:text-style-name="P11" draw:layer="layout" draw:type="curve" svg:x1="8cm" svg:y1="6.8cm" svg:x2="12.001cm" svg:y2="3cm" draw:start-shape="id2" draw:start-glue-point="0" draw:end-shape="id9" draw:end-glue-point="6" svg:d="M8000 6800c0-2534 1333-3800 4001-3800" svg:viewBox="0 0 4002 3801">
          <text:p/>
        </draw:connector>
        <draw:connector draw:style-name="gr12" draw:text-style-name="P11" draw:layer="layout" draw:type="curve" svg:x1="8.7cm" svg:y1="10.101cm" svg:x2="12cm" svg:y2="9.35cm" draw:start-shape="id2" draw:start-glue-point="9" draw:end-shape="id3" draw:end-glue-point="3" svg:d="M8700 10101c2550 0 900-751 3300-751" svg:viewBox="0 0 3301 752">
          <text:p/>
        </draw:connector>
        <draw:connector draw:style-name="gr12" draw:text-style-name="P11" draw:layer="layout" draw:type="curve" svg:x1="8.7cm" svg:y1="11.75cm" svg:x2="12cm" svg:y2="11.701cm" draw:start-shape="id2" draw:start-glue-point="1" draw:end-shape="id5" draw:end-glue-point="3" svg:d="M8700 11750c2550 0 900-49 3300-49" svg:viewBox="0 0 3301 50">
          <text:p/>
        </draw:connector>
        <draw:connector draw:style-name="gr12" draw:text-style-name="P11" draw:layer="layout" draw:type="curve" svg:x1="8.7cm" svg:y1="13.199cm" svg:x2="12cm" svg:y2="14.052cm" draw:start-shape="id2" draw:start-glue-point="10" draw:end-shape="id7" draw:end-glue-point="3" svg:d="M8700 13199c2550 0 900 853 3300 853" svg:viewBox="0 0 3301 8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6T15:01:20.651484923</meta:creation-date>
    <dc:date>2016-02-16T14:45:08.818104842</dc:date>
    <meta:editing-duration>PT55M6S</meta:editing-duration>
    <meta:editing-cycles>11</meta:editing-cycles>
    <meta:generator>LibreOffice/5.0.5.2$Linux_X86_64 LibreOffice_project/00$Build-2</meta:generator>
    <meta:document-statistic meta:object-count="35"/>
  </office:meta>
</office:document-meta>
</file>